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7e1ac" style:font-size-asian="12pt" style:font-size-complex="12pt"/>
    </style:style>
    <style:style style:name="P2" style:family="paragraph" style:parent-style-name="Standard">
      <style:text-properties fo:font-size="12pt" officeooo:paragraph-rsid="00092dbc" style:font-size-asian="12pt" style:font-size-complex="12pt"/>
    </style:style>
    <style:style style:name="P3" style:family="paragraph" style:parent-style-name="Standard">
      <style:text-properties fo:font-size="12pt" officeooo:paragraph-rsid="000c9f0a" style:font-size-asian="12pt" style:font-size-complex="12pt"/>
    </style:style>
    <style:style style:name="P4" style:family="paragraph" style:parent-style-name="Standard">
      <style:text-properties fo:font-size="12pt" officeooo:rsid="000d42a2" officeooo:paragraph-rsid="00101a46" style:font-size-asian="12pt" style:font-size-complex="12pt"/>
    </style:style>
    <style:style style:name="P5" style:family="paragraph" style:parent-style-name="Standard">
      <style:text-properties style:font-name="思源黑体 CN Regular" fo:font-size="11pt" fo:font-weight="normal" officeooo:rsid="002636de" officeooo:paragraph-rsid="00101a46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2pt" officeooo:paragraph-rsid="0007e1ac" style:font-size-asian="12pt" style:font-size-complex="12pt"/>
    </style:style>
    <style:style style:name="P7" style:family="paragraph" style:parent-style-name="Standard" style:list-style-name="L2">
      <style:text-properties fo:font-size="12pt" officeooo:paragraph-rsid="00092dbc" style:font-size-asian="12pt" style:font-size-complex="12pt"/>
    </style:style>
    <style:style style:name="P8" style:family="paragraph" style:parent-style-name="Standard" style:list-style-name="L3">
      <style:text-properties fo:font-size="12pt" officeooo:paragraph-rsid="000c9f0a" style:font-size-asian="12pt" style:font-size-complex="12pt"/>
    </style:style>
    <style:style style:name="P9" style:family="paragraph" style:parent-style-name="Standard" style:list-style-name="L4">
      <style:text-properties fo:font-size="12pt" officeooo:paragraph-rsid="000c9f0a" style:font-size-asian="12pt" style:font-size-complex="12pt"/>
    </style:style>
    <style:style style:name="P10" style:family="paragraph" style:parent-style-name="Standard" style:list-style-name="L4">
      <style:text-properties fo:font-size="12pt" officeooo:paragraph-rsid="000d42a2" style:font-size-asian="12pt" style:font-size-complex="12pt"/>
    </style:style>
    <style:style style:name="P11" style:family="paragraph" style:parent-style-name="Standard" style:list-style-name="L4">
      <style:text-properties fo:font-size="12pt" officeooo:rsid="000d42a2" officeooo:paragraph-rsid="000d42a2" style:font-size-asian="12pt" style:font-size-complex="12pt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92dbc"/>
    </style:style>
    <style:style style:name="T4" style:family="text">
      <style:text-properties officeooo:rsid="000b57f7"/>
    </style:style>
    <style:style style:name="T5" style:family="text">
      <style:text-properties officeooo:rsid="000c9f0a"/>
    </style:style>
    <style:style style:name="T6" style:family="text">
      <style:text-properties officeooo:rsid="000d42a2"/>
    </style:style>
    <style:style style:name="T7" style:family="text">
      <style:text-properties style:font-name="思源黑体 CN Regular" fo:font-size="11pt" fo:font-weight="normal" officeooo:rsid="002636de" style:font-name-asian="思源黑体 CN Regular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资质进度汇总</text:p>
      <text:p text:style-name="P1"><text:tab/>导航<text:span text:style-name="T2">下拉名_1:资质进度汇总</text:span></text:p>
      <text:p text:style-name="P1"><text:tab/><text:tab/>导航<text:span text:style-name="T2">名_1:资质进度汇总</text:span></text:p>
      <text:p text:style-name="P1"><text:tab/><text:tab/><text:tab/>功能名_<text:span text:style-name="T1">1:列表 功能类型:网格</text:span></text:p>
      <text:list xml:id="list5314012122311601168" text:style-name="L1">
        <text:list-item>
          <text:p text:style-name="P6"><text:bookmark-start text:name="__DdeLink__374_286938561"/><text:bookmark-start text:name="__DdeLink__514_286938561"/>字段名:资质名称</text:p>
        </text:list-item>
        <text:list-item>
          <text:p text:style-name="P6">字段名:公司名称</text:p>
        </text:list-item>
        <text:list-item>
          <text:p text:style-name="P6">字段名:认证时间</text:p>
        </text:list-item>
        <text:list-item>
          <text:p text:style-name="P6">字段名:办理开始时间</text:p>
        </text:list-item>
        <text:list-item>
          <text:p text:style-name="P6">字段名:计划结束时间</text:p>
        </text:list-item>
        <text:list-item>
          <text:p text:style-name="P6">字段名:负责经办人</text:p>
        </text:list-item>
        <text:list-item>
          <text:p text:style-name="P6">字段名:办理费用</text:p>
        </text:list-item>
        <text:list-item>
          <text:p text:style-name="P6">字段名:年检费用</text:p>
        </text:list-item>
        <text:list-item>
          <text:p text:style-name="P6">字段名:办理状态</text:p>
        </text:list-item>
        <text:list-item>
          <text:p text:style-name="P6">字段名:证书</text:p>
        </text:list-item>
        <text:list-item>
          <text:p text:style-name="P6">字段名:办理使用材料</text:p>
        </text:list-item>
        <text:list-item>
          <text:p text:style-name="P6">字段名:付款记录登记<text:bookmark-end text:name="__DdeLink__374_286938561"/><text:bookmark-end text:name="__DdeLink__514_286938561"/></text:p>
        </text:list-item>
        <text:list-item>
          <text:p text:style-name="P6">字段名:填写人</text:p>
        </text:list-item>
        <text:list-item>
          <text:p text:style-name="P6">字段名:最后修改时间</text:p>
        </text:list-item>
      </text:list>
      <text:p text:style-name="P1"><text:tab/><text:tab/><text:tab/>功能名_<text:span text:style-name="T3">2:添加 功能类型:编辑</text:span></text:p>
      <text:list xml:id="list2236117974319034385" text:style-name="L2">
        <text:list-item>
          <text:p text:style-name="P7"><text:bookmark-start text:name="__DdeLink__376_286938561"/>字段名:资质名称 <text:s/>字段类型:文本框 必填</text:p>
        </text:list-item>
        <text:list-item>
          <text:p text:style-name="P7">字段名:公司名称 字段类型:文本框 必填</text:p>
        </text:list-item>
        <text:list-item>
          <text:p text:style-name="P7">字段名:认证时间 字段类型:日期框 必填</text:p>
        </text:list-item>
        <text:list-item>
          <text:p text:style-name="P7">字段名:办理开始时间 字段类型:日期框 必填</text:p>
        </text:list-item>
        <text:list-item>
          <text:p text:style-name="P7">字段名:计划结束时间 字段类型:日期框 必填</text:p>
        </text:list-item>
        <text:list-item>
          <text:p text:style-name="P7">字段名:负责经办人 字段类型:单选框 必填</text:p>
        </text:list-item>
        <text:list-item>
          <text:p text:style-name="P7">字段名:办理费用 字段类型:数字框 限制两个小数<text:span text:style-name="T4">|</text:span>大于<text:span text:style-name="T4">0|默认0 必填</text:span></text:p>
        </text:list-item>
        <text:list-item>
          <text:p text:style-name="P7">字段名:年检费用 字段类型:数字框 限制两个小数<text:span text:style-name="T4">|</text:span>大于<text:span text:style-name="T4">0|默认0 非必填</text:span></text:p>
        </text:list-item>
        <text:list-item>
          <text:p text:style-name="P7">字段名:办理状态 字段类型:单选框 必填</text:p>
        </text:list-item>
        <text:list-item>
          <text:p text:style-name="P7">字段名:证书 字段类型:文本框 必填</text:p>
        </text:list-item>
        <text:list-item>
          <text:p text:style-name="P7">字段名:办理使用材料 字段类型:文本框 非必填</text:p>
        </text:list-item>
        <text:list-item>
          <text:p text:style-name="P7">字段名:付款记录登记 字段类型:文本框 非必填<text:bookmark-end text:name="__DdeLink__376_286938561"/></text:p>
        </text:list-item>
      </text:list>
      <text:p text:style-name="P2"><text:tab/><text:tab/><text:tab/>功能名_<text:span text:style-name="T4">3:编辑 功能类型:编辑</text:span></text:p>
      <text:list xml:id="list7162517128573996500" text:style-name="L3">
        <text:list-item>
          <text:p text:style-name="P8">字段名:认证时间 字段类型:日期框 必填</text:p>
        </text:list-item>
        <text:list-item>
          <text:p text:style-name="P8">字段名:办理开始时间 字段类型:日期框 必填</text:p>
        </text:list-item>
        <text:list-item>
          <text:p text:style-name="P8">字段名:计划结束时间 字段类型:日期框 必填</text:p>
        </text:list-item>
        <text:list-item>
          <text:p text:style-name="P8">字段名:负责经办人 字段类型:单选框 必填</text:p>
        </text:list-item>
        <text:list-item>
          <text:p text:style-name="P8"><text:soft-page-break/>字段名:办理费用 字段类型:数字框 限制两个小数<text:span text:style-name="T4">|</text:span>大于<text:span text:style-name="T4">0|默认0 必填</text:span></text:p>
        </text:list-item>
        <text:list-item>
          <text:p text:style-name="P8">字段名:年检费用 字段类型:数字框 限制两个小数<text:span text:style-name="T4">|</text:span>大于<text:span text:style-name="T4">0|默认0 非必填</text:span></text:p>
        </text:list-item>
        <text:list-item>
          <text:p text:style-name="P8">字段名:办理状态 字段类型:单选框 必填</text:p>
        </text:list-item>
        <text:list-item>
          <text:p text:style-name="P8">字段名:证书 字段类型:文本框 必填</text:p>
        </text:list-item>
        <text:list-item>
          <text:p text:style-name="P8">字段名:办理使用材料 字段类型:文本框 非必填</text:p>
        </text:list-item>
        <text:list-item>
          <text:p text:style-name="P8">字段名:付款记录登记 字段类型:文本框 非必填</text:p>
        </text:list-item>
      </text:list>
      <text:p text:style-name="P3"><text:tab/><text:tab/><text:tab/>功能名_<text:span text:style-name="T5">4:删除 功能类型:编辑</text:span></text:p>
      <text:p text:style-name="P3"><text:tab/><text:tab/><text:tab/>功能名_<text:span text:style-name="T5">5:上传附件 功能类型:编辑</text:span></text:p>
      <text:p text:style-name="P3"><text:tab/><text:tab/><text:tab/>功能名_<text:span text:style-name="T6">6:查询 功能类型:网格</text:span></text:p>
      <text:list xml:id="list381034109541960122" text:style-name="L4">
        <text:list-item>
          <text:p text:style-name="P9">字段名:资质名称 字段类型:文本框 必填</text:p>
        </text:list-item>
        <text:list-item>
          <text:p text:style-name="P11">字段名:公司名称 字段类型:文本框 必填</text:p>
        </text:list-item>
        <text:list-item>
          <text:p text:style-name="P11">查询 功能类型:网格</text:p>
        </text:list-item>
        <text:list-item>
          <text:p text:style-name="P10">字段名:资质名称</text:p>
        </text:list-item>
        <text:list-item>
          <text:p text:style-name="P10">字段名:公司名称</text:p>
        </text:list-item>
        <text:list-item>
          <text:p text:style-name="P10">字段名:认证时间</text:p>
        </text:list-item>
        <text:list-item>
          <text:p text:style-name="P10">字段名:办理开始时间</text:p>
        </text:list-item>
        <text:list-item>
          <text:p text:style-name="P10">字段名:计划结束时间</text:p>
        </text:list-item>
        <text:list-item>
          <text:p text:style-name="P10">字段名:负责经办人</text:p>
        </text:list-item>
        <text:list-item>
          <text:p text:style-name="P10">字段名:办理费用</text:p>
        </text:list-item>
        <text:list-item>
          <text:p text:style-name="P10">字段名:年检费用</text:p>
        </text:list-item>
        <text:list-item>
          <text:p text:style-name="P10">字段名:办理状态</text:p>
        </text:list-item>
        <text:list-item>
          <text:p text:style-name="P10">字段名:证书</text:p>
        </text:list-item>
        <text:list-item>
          <text:p text:style-name="P10">字段名:办理使用材料</text:p>
        </text:list-item>
        <text:list-item>
          <text:p text:style-name="P11">字段名:付款记录登记</text:p>
        </text:list-item>
      </text:list>
      <text:p text:style-name="P4"><text:tab/><text:span text:style-name="T7">修改:</text:span></text:p>
      <text:p text:style-name="P5">1. 加上设置界面,和客户信息一样</text:p>
      <text:p text:style-name="P5">2.加上权限( 设置模块权限/ 下拉导航权限/ 功能导航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9:29:03.312227482</meta:creation-date>
    <dc:date>2017-07-31T16:08:05.559432980</dc:date>
    <meta:editing-duration>PT5H53M50S</meta:editing-duration>
    <meta:editing-cycles>5</meta:editing-cycles>
    <meta:generator>LibreOffice/5.2.6.1$Linux_X86_64 LibreOffice_project/20$Build-1</meta:generator>
    <meta:document-statistic meta:table-count="0" meta:image-count="0" meta:object-count="0" meta:page-count="2" meta:paragraph-count="64" meta:word-count="950" meta:character-count="1124" meta:non-whitespace-character-count="1038"/>
  </office:meta>
</office:document-meta>
</file>